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-0.0034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style:font-name="Times New Roman" style:font-name-complex="Times New Roman"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style:font-name="Times New Roman" style:font-name-complex="Times New Roman" fo:language="ru" fo:country="RU"/>
    </style:style>
    <style:style style:name="T33" style:parent-style-name="Основнойшрифтабзаца" style:family="text">
      <style:text-properties style:font-name="Times New Roman" style:font-name-complex="Times New Roman"/>
    </style:style>
    <style:style style:name="T34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language="ru" fo:country="RU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5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 fo:language="ru" fo:country="RU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language="ru" fo:country="RU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Times New Roman" style:font-name-complex="Times New Roman" fo:language="ru" fo:country="RU"/>
    </style:style>
    <style:style style:name="T74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0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style:font-name="Times New Roman" style:font-name-complex="Times New Roman"/>
    </style:style>
    <style:style style:name="T90" style:parent-style-name="Основнойшрифтабзаца" style:family="text">
      <style:text-properties style:font-name="Times New Roman" style:font-name-complex="Times New Roman" fo:language="ru" fo:country="RU"/>
    </style:style>
    <style:style style:name="T91" style:parent-style-name="Основнойшрифтабзаца" style:family="text">
      <style:text-properties style:font-name="Times New Roman" style:font-name-complex="Times New Roman"/>
    </style:style>
    <style:style style:name="T92" style:parent-style-name="Основнойшрифтабзаца" style:family="text">
      <style:text-properties style:font-name="Times New Roman" style:font-name-complex="Times New Roman"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1" style:parent-style-name="Основнойшрифтабзаца" style:family="text">
      <style:text-properties style:font-name="Times New Roman" style:font-name-complex="Times New Roman" fo:language="ru" fo:country="RU"/>
    </style:style>
    <style:style style:name="T102" style:parent-style-name="Основнойшрифтабзаца" style:family="text">
      <style:text-properties style:font-name="Times New Roman" style:font-name-complex="Times New Roman"/>
    </style:style>
    <style:style style:name="T103" style:parent-style-name="Основнойшрифтабзаца" style:family="text">
      <style:text-properties style:font-name="Times New Roman" style:font-name-complex="Times New Roman" fo:language="ru" fo:country="RU"/>
    </style:style>
    <style:style style:name="T104" style:parent-style-name="Основнойшрифтабзаца" style:family="text">
      <style:text-properties style:font-name="Times New Roman" style:font-name-complex="Times New Roman"/>
    </style:style>
    <style:style style:name="T105" style:parent-style-name="Основнойшрифтабзаца" style:family="text">
      <style:text-properties style:font-name="Times New Roman" style:font-name-complex="Times New Roman" fo:language="ru" fo:country="RU"/>
    </style:style>
    <style:style style:name="P106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Огинский Антон Сергеевич</text:span>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Один</text:span><text:span text:style-name="T18"><text:s/>из способов реализации принципов полиморфизма в<text:s/></text:span>Java<text:span text:style-name="T19">, позволяющий подклассу обеспечивать специфическую реализацию метода, уже реализованного в одном из родительских классов.</text:span></text:p>
          </table:table-cell>
        </table:table-row>
        <table:table-row table:style-name="TableRow20">
          <table:table-cell table:style-name="TableCell21">
            <text:p text:style-name="P22">Какие бывают виды классов?</text:p>
          </table:table-cell>
          <table:table-cell table:style-name="TableCell23">
            <text:p text:style-name="TableContents"><text:span text:style-name="T24">Обычный класс: абстрактный класс, финализированный класс; Интерфейс (</text:span>Interfaces<text:span text:style-name="T25">); Перечисление (</text:span>Enum<text:span text:style-name="T26">); Вложенный <text:s/>класс: статический вложенный класс, вложенный внутренний класс, <text:s/>локальный класс, анонимный класс.<text:s/></text:span></text:p>
          </table:table-cell>
        </table:table-row>
        <table:table-row table:style-name="TableRow27">
          <table:table-cell table:style-name="TableCell28">
            <text:p text:style-name="TableContents"><text:span text:style-name="T29">Как и зачем можно использовать модификатор<text:s/></text:span>final<text:span text:style-name="T30">?</text:span></text:p>
          </table:table-cell>
          <table:table-cell table:style-name="TableCell31">
            <text:p text:style-name="TableContents"><text:span text:style-name="T32">Модификатор<text:s/></text:span><text:span text:style-name="T33">final</text:span><text:span text:style-name="T34"><text:s/>можно использовать к классам, методам, локальным переменным, полям, аргументам методов. Для класса это означает, что он не может иметь наследников. Метод не может быть переопределен в классах наследниках. Локальные переменные не могут быть изменены после присвоения значения. Поле не может изменить своё значение после инициализации. Аргументы методов не могут изменять своё значения внутри метода.<text:s/></text:span></text:p>
          </table:table-cell>
        </table:table-row>
        <table:table-row table:style-name="TableRow35">
          <table:table-cell table:style-name="TableCell36">
            <text:p text:style-name="TableContents"><text:span text:style-name="T37">Какие есть варианты использования ключевого слова<text:s/></text:span>try<text:span text:style-name="T38">?</text:span></text:p>
          </table:table-cell>
          <table:table-cell table:style-name="TableCell39">
            <text:p text:style-name="TableContents">try-catch; try-catch-finally; try-with-resources.</text:p>
          </table:table-cell>
        </table:table-row>
        <table:table-row table:style-name="TableRow40">
          <table:table-cell table:style-name="TableCell41">
            <text:p text:style-name="TableContents"><text:span text:style-name="T42">Какие есть стандартные реализации интерфейса<text:s/></text:span>List<text:span text:style-name="T43"><text:s/></text:span><text:span text:style-name="T44">и в каких ситуациях их нужно использовать?</text:span></text:p>
          </table:table-cell>
          <table:table-cell table:style-name="TableCell45">
            <text:p text:style-name="TableContents"><text:span text:style-name="T46">Стандартные реализации интерфейса<text:s/></text:span>List<text:span text:style-name="T47"><text:s/>:<text:s/></text:span>ArrayList<text:span text:style-name="T48">,<text:s/></text:span>LinkedList<text:span text:style-name="T49">,<text:s/></text:span>Vector<text:span text:style-name="T50">,<text:s/></text:span>Stack<text:span text:style-name="T51">. Если необходимо вставлять (или удалять) в середину коллекции много элементов, то лучше использовать<text:s/></text:span>LinkedList<text:span text:style-name="T52">. Во всех остальных случаях –<text:s/></text:span>ArrayList<text:span text:style-name="T53">.<text:s/></text:span>Vector<text:span text:style-name="T54"><text:s/>используется потоковая реализация.<text:s/></text:span>Stack<text:span text:style-name="T55"><text:s/>используется когда необходимо использовать принцип<text:s/></text:span>LIFO<text:span text:style-name="T56"><text:s/>– “</text:span>last<text:span text:style-name="T57"><text:s/></text:span>in<text:span text:style-name="T58"><text:s/>–<text:s/></text:span>first<text:span text:style-name="T59"><text:s/></text:span>out<text:span text:style-name="T60">”.</text:span></text:p>
          </table:table-cell>
        </table:table-row>
        <table:table-row table:style-name="TableRow61">
          <table:table-cell table:style-name="TableCell62">
            <text:p text:style-name="P63">В чём основная идея стримов из пакета java.util.stream?</text:p>
          </table:table-cell>
          <table:table-cell table:style-name="TableCell64">
            <text:p text:style-name="TableContents"><text:span text:style-name="T65">Упростить работу с наборами данных.</text:span></text:p>
          </table:table-cell>
        </table:table-row>
        <table:table-row table:style-name="TableRow66">
          <table:table-cell table:style-name="TableCell67" table:number-columns-spanned="2">
            <text:p text:style-name="P68">Разное</text:p>
          </table:table-cell>
          <table:covered-table-cell/>
        </table:table-row>
        <table:table-row table:style-name="TableRow69">
          <table:table-cell table:style-name="TableCell70">
            <text:p text:style-name="P71">Каким критериям должна удовлетворять «хорошая» хэш-функция?</text:p>
          </table:table-cell>
          <table:table-cell table:style-name="TableCell72">
            <text:p text:style-name="P73">Быстрое вычисление.<text:s/></text:p>
            <text:p text:style-name="TableContents"><text:span text:style-name="T74">Минимальное количество «коллизий».</text:span></text:p>
          </table:table-cell>
        </table:table-row>
        <table:table-row table:style-name="TableRow75">
          <table:table-cell table:style-name="TableCell76">
            <text:p text:style-name="TableContents"><text:span text:style-name="T77">В чём причина популярности и широкого распространения кодировки<text:s/></text:span>UTF<text:span text:style-name="T78">-8?</text:span></text:p>
          </table:table-cell>
          <table:table-cell table:style-name="TableCell79">
            <text:p text:style-name="TableContents"><text:span text:style-name="T80">Универсальная кодировка позволяющая охватить все возможные символы, которые требуется отобразить, не «утяжеляя» без необходимости файлы.</text:span></text:p>
          </table:table-cell>
        </table:table-row>
        <table:table-row table:style-name="TableRow81">
          <table:table-cell table:style-name="TableCell82">
            <text:p text:style-name="TableContents"><text:span text:style-name="T83">Сравните форматы<text:s/></text:span>XML<text:span text:style-name="T84"><text:s/></text:span><text:span text:style-name="T85">и<text:s/></text:span>JSON<text:span text:style-name="T86">.<text:s/></text:span><text:span text:style-name="T87">Когда какой использовать?</text:span></text:p>
          </table:table-cell>
          <table:table-cell table:style-name="TableCell88">
            <text:p text:style-name="TableContents"><text:span text:style-name="T89">JSON</text:span><text:span text:style-name="T90"><text:s/>– это просто формат данных, в то время как<text:s/></text:span><text:span text:style-name="T91">XML</text:span><text:span text:style-name="T92"><text:s/>– язык разметки.<text:s/></text:span><text:span text:style-name="T93">Если проекту требуется разметка документа и информация о метаданных, лучше использовать<text:s/></text:span>XML<text:span text:style-name="T94">, а для более организованного обмена данными<text:s/></text:span>JSON<text:span text:style-name="T95"><text:s/>может быть более предпочтительным выбором.</text:span></text:p>
          </table:table-cell>
        </table:table-row>
        <table:table-row table:style-name="TableRow96">
          <table:table-cell table:style-name="TableCell97">
            <text:p text:style-name="TableContents"><text:span text:style-name="T98">Опишите что будет происходить «под капотом» после ввода адреса сайта в браузере и нажатия<text:s/></text:span>Enter<text:span text:style-name="T99">?</text:span></text:p>
          </table:table-cell>
          <table:table-cell table:style-name="TableCell100">
            <text:p text:style-name="TableContents"><text:span text:style-name="T101">Браузер начинает искать сервер. Браузер отправляет запрос к<text:s/></text:span><text:span text:style-name="T102">DNS</text:span><text:span text:style-name="T103"><text:s/>серверам. Браузер устанавливает соединение с сервером. Браузер отправляет<text:s/></text:span><text:span text:style-name="T104">HTTP</text:span><text:span text:style-name="T105">-запрос. Сервер обрабатывает запрос. Сервер отправляет ответ браузеру. Браузер обрабатывает ответ и отображает веб-страницу.</text:span>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Омпик КОтиков</dc:creator>
    <meta:creation-date>2017-10-20T23:40:00Z</meta:creation-date>
    <dc:date>2021-04-21T11:50:00Z</dc:date>
    <meta:template xlink:href="Normal" xlink:type="simple"/>
    <meta:editing-cycles>5</meta:editing-cycles>
    <meta:editing-duration>PT540S</meta:editing-duration>
    <meta:document-statistic meta:page-count="1" meta:paragraph-count="5" meta:word-count="404" meta:character-count="2702" meta:row-count="19" meta:non-whitespace-character-count="2303"/>
  </office:meta>
</office:document-meta>
</file>